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8.081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subtitle">
      <style:graphic-properties draw:fill-color="#ffffff" fo:min-height="17.204cm"/>
    </style:style>
    <style:style style:name="pr6" style:family="presentation" style:parent-style-name="Default-subtitle">
      <style:graphic-properties draw:fill-color="#ffffff" fo:min-height="20.353cm"/>
    </style:style>
    <style:style style:name="pr7" style:family="presentation" style:parent-style-name="Default-subtitle">
      <style:graphic-properties draw:fill-color="#ffffff" fo:min-height="17.986cm"/>
    </style:style>
    <style:style style:name="pr8" style:family="presentation" style:parent-style-name="Default-subtitle">
      <style:graphic-properties draw:fill-color="#ffffff" fo:min-height="19.278cm"/>
    </style:style>
    <style:style style:name="pr9" style:family="presentation" style:parent-style-name="Default-subtitle">
      <style:graphic-properties draw:fill-color="#ffffff" fo:min-height="19.428cm"/>
    </style:style>
    <style:style style:name="pr10" style:family="presentation" style:parent-style-name="Default-subtitle">
      <style:graphic-properties draw:fill-color="#ffffff" fo:min-height="20.193cm"/>
    </style:style>
    <style:style style:name="pr11" style:family="presentation" style:parent-style-name="Default-subtitle">
      <style:graphic-properties draw:fill-color="#ffffff" fo:min-height="20.122cm"/>
    </style:style>
    <style:style style:name="pr12" style:family="presentation" style:parent-style-name="Default-subtitle">
      <style:graphic-properties draw:fill-color="#ffffff" fo:min-height="19.565cm"/>
    </style:style>
    <style:style style:name="pr13" style:family="presentation" style:parent-style-name="Default-subtitle">
      <style:graphic-properties draw:fill-color="#ffffff" fo:min-height="18.481cm"/>
    </style:style>
    <style:style style:name="pr14" style:family="presentation" style:parent-style-name="Default-subtitle">
      <style:graphic-properties draw:fill-color="#ffffff" fo:min-height="18.975cm"/>
    </style:style>
    <style:style style:name="pr15" style:family="presentation" style:parent-style-name="Default-subtitle">
      <style:graphic-properties draw:fill-color="#ffffff" fo:min-height="19.744cm"/>
    </style:style>
    <style:style style:name="pr16" style:family="presentation" style:parent-style-name="Default-subtitle">
      <style:graphic-properties draw:fill-color="#ffffff" fo:min-height="19.327cm"/>
    </style:style>
    <style:style style:name="pr17" style:family="presentation" style:parent-style-name="Default-subtitle">
      <style:graphic-properties draw:fill-color="#ffffff" fo:min-height="21.064cm"/>
    </style:style>
    <style:style style:name="pr18" style:family="presentation" style:parent-style-name="Default-subtitle">
      <style:graphic-properties draw:fill-color="#ffffff" fo:min-height="18.72cm"/>
    </style:style>
    <style:style style:name="pr19" style:family="presentation" style:parent-style-name="Default-subtitle">
      <style:graphic-properties draw:fill-color="#ffffff" fo:min-height="19.051cm"/>
    </style:style>
    <style:style style:name="pr20" style:family="presentation" style:parent-style-name="Default-subtitle">
      <style:graphic-properties draw:fill-color="#ffffff" fo:min-height="15.027cm"/>
    </style:style>
    <style:style style:name="pr21" style:family="presentation" style:parent-style-name="Default-outline1">
      <style:graphic-properties fo:min-height="11.929cm"/>
    </style:style>
    <style:style style:name="pr22" style:family="presentation" style:parent-style-name="Default-title">
      <style:graphic-properties fo:min-height="2.719cm"/>
    </style:style>
    <style:style style:name="pr23" style:family="presentation" style:parent-style-name="Default-title">
      <style:graphic-properties fo:min-height="2.211cm"/>
    </style:style>
    <style:style style:name="pr24" style:family="presentation" style:parent-style-name="Default-title">
      <style:graphic-properties fo:min-height="1.957cm"/>
    </style:style>
    <style:style style:name="pr25" style:family="presentation" style:parent-style-name="Default-title">
      <style:graphic-properties fo:min-height="1.737cm"/>
    </style:style>
    <style:style style:name="pr26" style:family="presentation" style:parent-style-name="Default-subtitle">
      <style:graphic-properties draw:fill-color="#ffffff" fo:min-height="23.395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family="'Liberation Mono'" style:font-family-generic="modern" style:font-pitch="fixed" fo:font-size="26pt" style:font-size-asian="26pt" style:font-size-complex="26pt"/>
    </style:style>
    <style:style style:name="P1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CourierNewPSMT" style:font-family-generic="modern" style:font-pitch="fixed" fo:font-size="14pt" style:font-family-asian="CourierNewPSMT" style:font-family-generic-asian="modern" style:font-pitch-asian="fixed" style:font-size-asian="14pt" style:font-family-complex="CourierNewPSMT" style:font-family-generic-complex="modern" style:font-pitch-complex="fixed" style:font-size-complex="8pt"/>
    </style:style>
    <style:style style:name="P13" style:family="paragraph">
      <style:text-properties fo:font-family="'Liberation Mono'" style:font-family-generic="modern" style:font-pitch="fixed"/>
    </style:style>
    <style:style style:name="P14" style:family="paragraph">
      <style:text-properties fo:font-size="32pt" style:font-size-asian="32pt" style:font-size-complex="32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family="'Liberation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family="'Liberation Mono'" style:font-family-generic="modern" style:font-pitch="fixed"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family="'Liberation Mono'" style:font-family-generic="modern" style:font-pitch="fixed" fo:font-size="26pt" style:font-size-asian="26pt" style:font-size-complex="26pt"/>
    </style:style>
    <style:style style:name="T11" style:family="text">
      <style:text-properties fo:font-family="'Liberation Mono'" style:font-family-generic="modern" style:font-pitch="fixed"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family="'Liberation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family="'Liberation Mono'" style:font-family-generic="modern" style:font-pitch="fixe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4" style:family="text">
      <style:text-properties fo:font-family="'Liberation Sans'" style:font-family-generic="swiss" fo:font-size="26pt" style:font-size-asian="26pt" style:font-size-complex="26pt"/>
    </style:style>
    <style:style style:name="T15" style:family="text">
      <style:text-properties fo:font-family="'Liberation Mono'" style:font-family-generic="modern" style:font-pitch="fixed" fo:font-size="28pt" style:font-size-asian="28pt" style:font-size-complex="28pt"/>
    </style:style>
    <style:style style:name="T16" style:family="text">
      <style:text-properties fo:font-family="'Liberation Sans'" style:font-family-generic="swiss" fo:font-size="28pt" style:font-size-asian="28pt" style:font-size-complex="28pt"/>
    </style:style>
    <style:style style:name="T17" style:family="text">
      <style:text-properties fo:font-family="'Liberation Sans'" style:font-family-generic="swiss" fo:font-size="28pt" fo:font-style="italic" style:font-size-asian="28pt" style:font-style-asian="italic" style:font-size-complex="28pt" style:font-style-complex="italic"/>
    </style:style>
    <style:style style:name="T18" style:family="text">
      <style:text-properties fo:font-family="'Liberation Sans'" style:font-family-generic="swiss" fo:font-size="32pt" style:font-size-asian="32pt" style:font-size-complex="32pt"/>
    </style:style>
    <style:style style:name="T19" style:family="text">
      <style:text-properties style:text-position="super 58%" fo:font-family="'Liberation Sans'" style:font-family-generic="swiss" fo:font-size="32pt" style:font-size-asian="32pt" style:font-size-complex="32pt"/>
    </style:style>
    <style:style style:name="T20" style:family="text">
      <style:text-properties fo:font-family="'Liberation Mono'" style:font-family-generic="modern" style:font-pitch="fixed" fo:font-size="22pt" style:font-size-asian="22pt" style:font-size-complex="22pt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44pt" fo:font-weight="bold" style:font-size-asian="44pt" style:font-weight-asian="bold" style:font-size-complex="44pt" style:font-weight-complex="bold"/>
    </style:style>
    <style:style style:name="T26" style:family="text">
      <style:text-properties fo:color="#000000" style:text-outline="false" style:text-line-through-style="none" fo:font-family="CourierNewPSMT" style:font-family-generic="modern" style:font-pitch="fixed" fo:font-size="24pt" fo:font-style="normal" fo:text-shadow="none" style:text-underline-style="none" fo:font-weight="normal" style:letter-kerning="true" style:font-family-asian="CourierNewPSMT" style:font-family-generic-asian="modern" style:font-pitch-asian="fixed" style:font-size-asian="24pt" style:font-style-asian="normal" style:font-weight-asian="normal" style:font-family-complex="CourierNewPSMT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fo:font-family="CourierNewPSMT" style:font-family-generic="modern" style:font-pitch="fixed" fo:font-size="14pt" style:font-family-asian="CourierNewPSMT" style:font-family-generic-asian="modern" style:font-pitch-asian="fixed" style:font-size-asian="14pt" style:font-family-complex="CourierNewPSMT" style:font-family-generic-complex="modern" style:font-pitch-complex="fixed" style:font-size-complex="8pt"/>
    </style:style>
    <style:style style:name="T28" style:family="text">
      <style:text-properties style:text-position="super 58%"/>
    </style:style>
    <style:style style:name="T29" style:family="text">
      <style:text-properties fo:font-size="28pt" fo:font-weight="normal" style:font-size-asian="28pt" style:font-weight-asian="normal" style:font-size-complex="28pt" style:font-weight-complex="normal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color="#000000" style:text-outline="false" style:text-line-through-style="none" fo:font-family="'Liberation Sans'" style:font-family-generic="swiss" fo:font-size="28pt" fo:font-style="normal" fo:text-shadow="none" style:text-underline-style="none" fo:font-weight="normal" style:letter-kerning="true" style:font-family-asian="CourierNewPSMT" style:font-family-generic-asian="modern" style:font-pitch-asian="fixed" style:font-size-asian="28pt" style:font-style-asian="normal" style:font-weight-asian="normal" style:font-family-complex="CourierNewPSMT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fo:font-family="CourierNewPSMT" style:font-family-generic="modern" style:font-pitch="fixed" fo:font-size="28pt" fo:font-style="normal" fo:text-shadow="none" style:text-underline-style="none" fo:font-weight="normal" style:letter-kerning="true" style:font-family-asian="CourierNewPSMT" style:font-family-generic-asian="modern" style:font-pitch-asian="fixed" style:font-size-asian="28pt" style:font-style-asian="normal" style:font-weight-asian="normal" style:font-family-complex="CourierNewPSMT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fo:font-family="'Liberation Mono'" style:font-family-generic="modern" style:font-pitch="fixed" fo:font-size="18pt" fo:font-style="normal" fo:text-shadow="none" style:text-underline-style="none" fo:font-weight="normal" style:letter-kerning="true" style:font-family-asian="CourierNewPSMT" style:font-family-generic-asian="modern" style:font-pitch-asian="fixed" style:font-size-asian="18pt" style:font-style-asian="normal" style:font-weight-asian="normal" style:font-family-complex="CourierNewPSMT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family="'Liberation Mono'" style:font-family-generic="modern" style:font-pitch="fixed" fo:font-size="18pt" style:font-size-asian="18pt" style:font-size-complex="18pt"/>
    </style:style>
    <style:style style:name="T36" style:family="text">
      <style:text-properties fo:font-size="28pt" fo:font-weight="bold" style:font-size-asian="28pt" style:font-weight-asian="bold" style:font-size-complex="28pt" style:font-weight-complex="bold"/>
    </style:style>
    <style:style style:name="T37" style:family="text">
      <style:text-properties fo:color="#000000" style:text-outline="false" style:text-line-through-style="none" fo:font-family="CourierNewPSMT" style:font-family-generic="modern" style:font-pitch="fixed" fo:font-size="14pt" fo:font-style="normal" fo:text-shadow="none" style:text-underline-style="none" fo:font-weight="normal" style:letter-kerning="true" style:font-family-asian="CourierNewPSMT" style:font-family-generic-asian="modern" style:font-pitch-asian="fixed" style:font-size-asian="14pt" style:font-style-asian="normal" style:font-weight-asian="normal" style:font-family-complex="CourierNewPSMT" style:font-family-generic-complex="modern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fo:font-family="CourierNewPSMT" style:font-family-generic="modern" style:font-pitch="fixed" fo:font-size="22pt" fo:font-style="normal" fo:text-shadow="none" style:text-underline-style="none" fo:font-weight="normal" style:letter-kerning="true" style:font-family-asian="CourierNewPSMT" style:font-family-generic-asian="modern" style:font-pitch-asian="fixed" style:font-size-asian="22pt" style:font-style-asian="normal" style:font-weight-asian="normal" style:font-family-complex="CourierNewPSMT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fo:font-family="CourierNewPSMT" style:font-family-generic="modern" style:font-pitch="fixed" fo:font-size="22pt" fo:font-style="normal" fo:text-shadow="none" style:text-underline-style="none" fo:font-weight="bold" style:letter-kerning="true" style:font-family-asian="CourierNewPSMT" style:font-family-generic-asian="modern" style:font-pitch-asian="fixed" style:font-size-asian="22pt" style:font-style-asian="normal" style:font-weight-asian="bold" style:font-family-complex="CourierNewPSMT" style:font-family-generic-complex="modern" style:font-pitch-complex="fixed" style:font-size-complex="2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family="'Liberation Mono'" style:font-family-generic="modern" style:font-pitch="fixed"/>
    </style:style>
    <style:style style:name="T41" style:family="text">
      <style:text-properties fo:font-family="'Liberation Mono'" style:font-family-generic="modern" style:font-pitch="fixed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Go Big or Big Home:</text:span></text:p>
            <text:p><text:span text:style-name="T2"/></text:p>
            <text:p><text:span text:style-name="T2">Canon: A Library For Manipulating Massive Numbers In Haske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Slides:</text:p>
            <text:p/>
            <text:p>https://github.com/grandpascorpion/canon/goBigOrGoHome.odp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p><text:span text:style-name="T3">Inspiration / </text:span><text:span text:style-name="T3"><text:line-break/></text:span><text:span text:style-name="T3"><text:line-break/></text:span><text:span text:style-name="T3">Astronomy?</text:span><text:span text:style-name="T3"><text:line-break/></text:span><text:span text:style-name="T3"/></text:p>
            <text:p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279cm" svg:y="0.959cm" presentation:class="subtitle" presentation:user-transformed="true">
          <draw:text-box>
            <text:p><text:span text:style-name="T3"><text:s/></text:span><text:span text:style-name="T3"><text:line-break/></text:span><text:span text:style-name="T3"/></text:p>
            <text:p><text:span text:style-name="T3"/></text:p>
          </draw:text-box>
        </draw:frame>
        <draw:frame draw:style-name="gr2" draw:layer="layout" svg:width="22.576cm" svg:height="18.331cm" svg:x="3.078cm" svg:y="2.032cm">
          <draw:text-box>
            <text:p/>
            <text:p text:style-name="P3"><text:span text:style-name="T4">Guinness Book of Records </text:span></text:p>
            <text:p text:style-name="P3"><text:span text:style-name="T4"/></text:p>
            <text:p text:style-name="P3"><text:span text:style-name="T4">Mersenne Prime: 2^19937 -1 (If 2^p -1 is prime, p must be prime)</text:span></text:p>
            <text:p text:style-name="P3"><text:span text:style-name="T4"/></text:p>
            <text:p text:style-name="P3"><text:span text:style-name="T4">There's no such thing as duodragintillion. <text:s/></text:span><text:span text:style-name="T4"><text:line-break/></text:span><text:span text:style-name="T4"/></text:p>
            <text:p text:style-name="P3"><text:span text:style-name="T4">Quindragintillion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text-style-name="P4" draw:layer="layout" svg:width="25.199cm" svg:height="17.204cm" svg:x="1.4cm" svg:y="0.363cm" presentation:class="subtitle" presentation:user-transformed="true">
          <draw:text-box>
            <text:p><text:span text:style-name="T3">A solution by Shakuntala Devi </text:span><text:span text:style-name="T3"><text:line-break/></text:span><text:span text:style-name="T3">(not Herman Cain)</text:span></text:p>
            <text:p><text:span text:style-name="T3"/></text:p>
            <text:p><text:span text:style-name="T4">9</text:span></text:p>
            <text:p><text:span text:style-name="T4">9 <text:s text:c="3"/></text:span></text:p>
            <text:p><text:span text:style-name="T4">9 <text:s text:c="7"/></text:span></text:p>
            <text:p><text:span text:style-name="T3"/></text:p>
            <text:p><text:span text:style-name="T3">(a number of 369,693,100 digit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 text:style-name="P6">Other large numbers, the first two of which are part of pop culture now:</text:p>
            <text:p text:style-name="P6"/>
            <text:p>Googol*= 10 ^ 100</text:p>
            <text:p/>
            <text:p>Googolplex = 10 ^ Googol </text:p>
            <text:p/>
            <text:p>Googolplexplex = 10 ^ Googolplex</text:p>
            <text:p text:style-name="P6"/>
            <text:p>* coined by 9-year old Milton Sirotta in 1920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text-style-name="P3" draw:layer="layout" svg:width="25.199cm" svg:height="20.353cm" svg:x="1.4cm" svg:y="0.07cm" presentation:class="subtitle" presentation:user-transformed="true">
          <draw:text-box>
            <text:p text:style-name="P3"><text:span text:style-name="T5">Some perspective</text:span></text:p>
            <text:p text:style-name="P3"><text:s/></text:p>
            <text:p text:style-name="P6">The late, great Carl Sagan estimated there are about 10^80 subatomic particles in our universe. <text:s/></text:p>
            <text:p text:style-name="P6"/>
            <text:p text:style-name="P6">So, if you had to “write out” Googolplex (by placing a digit on each particle), you would RUN OUT OF THEM long before completing your task! <text:s/></text:p>
            <text:p text:style-name="P6"/>
            <text:p text:style-name="P6">In fact, based on Sagan's estimate, you would need 100 billion billion universes of the same size to do this. </text:p>
            <text:p text:style-name="P6"><text:line-break/>Now try to wrap your head around how big <text:s/>googolplexplex is! <text:s/>And this, friends, is just the tip of the iceberg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9.248cm" svg:x="1.4cm" svg:y="-0.659cm" presentation:class="subtitle" presentation:user-transformed="true">
          <draw:text-box>
            <text:p><text:span text:style-name="T4">Canon Library: Early Steps</text:span></text:p>
            <text:p/>
            <text:list text:style-name="L1">
              <text:list-item>
                <text:p text:style-name="P6">Makes use of the “arithmoi” library by Daniel Fischer</text:p>
                <text:p text:style-name="P6"/>
              </text:list-item>
              <text:list-item>
                <text:p text:style-name="P6">I needed to solve a problem involving the divisor of numbers.</text:p>
                <text:p text:style-name="P6"/>
              </text:list-item>
              <text:list-item>
                <text:p text:style-name="P6">Internally, his <text:span text:style-name="T6">factorise</text:span> function will represent a number “canonically”.</text:p>
                <text:p text:style-name="P6"/>
              </text:list-item>
              <text:list-item>
                <text:p text:style-name="P6">Canonically? Example: 45 factors to 5 * 3^2. It would be represented as [(3,2),(5,1)], a list of pairs of “primes” and exponents. <text:s/>Note: Each integer has a unique prime factoriz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4">Canon Library: Early Steps (II)</text:span></text:p>
            <text:p/>
            <text:p text:style-name="P6">Once a number is factorized, it's a trivial step to find its divisors ...</text:p>
            <text:p text:style-name="P6"/>
            <text:p text:style-name="P6">but then it hit me that this would be a very convenient way to represent large integers.</text:p>
            <text:p text:style-name="P6"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 text:style-name="P3"><text:span text:style-name="T4">Canon Library: Early Steps (III)</text:span></text:p>
            <text:p text:style-name="P3"><text:span text:style-name="T4"/></text:p>
            <text:p text:style-name="P6">The product of two numbers that are relatively prime would just require building a list. </text:p>
            <text:p text:style-name="P6"/>
            <text:p text:style-name="P3">3^10000 * 5^99 =</text:p>
            <text:p text:style-name="P3"/>
            <text:p text:style-name="P3">[ (3,10000) ] * [ (5,99) ] =</text:p>
            <text:p text:style-name="P3"/>
            <text:p text:style-name="P3">[ (3,10000), (5,99) ]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8" draw:text-style-name="P3" draw:layer="layout" svg:width="25.199cm" svg:height="19.278cm" svg:x="1.4cm" svg:y="0.28cm" presentation:class="subtitle" presentation:user-transformed="true">
          <draw:text-box>
            <text:p text:style-name="P3"><text:span text:style-name="T4">Canon Library: Early Steps (IV)</text:span></text:p>
            <text:p text:style-name="P6"><text:span text:style-name="T4"/></text:p>
            <text:p text:style-name="P6"><text:span text:style-name="T4">What if the numbers we are multiplying are not relatively prime (having no divisors in common greater than 1)?</text:span></text:p>
            <text:p text:style-name="P6"><text:span text:style-name="T4"/></text:p>
            <text:p text:style-name="P6"><text:span text:style-name="T4">e.g. (3^10000 * 5 ^99) * (3^111 * 5 ^2)</text:span><text:span text:style-name="T4"><text:line-break/></text:span><text:span text:style-name="T4"/></text:p>
            <text:p text:style-name="P6"><text:span text:style-name="T4">Simple. <text:s/>We just add the exponents:</text:span><text:span text:style-name="T4"><text:line-break/></text:span><text:span text:style-name="T4"/></text:p>
            <text:p text:style-name="P6"><text:span text:style-name="T4">= [ (3,10000 + 111), (5, 99 + 2) ]</text:span></text:p>
            <text:p text:style-name="P6"><text:span text:style-name="T4">= [ (3, 10111), (5, 101) 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Canon Library : Early Steps (V)</text:p>
            <text:p/>
            <text:p>And division?</text:p>
            <text:p/>
            <text:p>3^100 – 3^2 = [ (3, 100 - 2) = [ (3, 98)]</text:p>
            <text:p/>
            <text:p>Admittedly, this is just high school math.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9.428cm" svg:x="1.4cm" svg:y="0.13cm" presentation:class="subtitle" presentation:user-transformed="true">
          <draw:text-box>
            <text:p>Canon Library : Early Steps</text:p>
            <text:p/>
            <text:p text:style-name="P6">Questions that may be coming to mind:</text:p>
            <text:p text:style-name="P6"/>
            <text:p text:style-name="P6">That “trick” won't work the same way for addition and subtraction, will it?</text:p>
            <text:p text:style-name="P6">When dividing, how do we handle a situation when the denominator's exponent is more than the numerator's? (e.g 3^2 / 3^5)</text:p>
            <text:p text:style-name="P6"/>
            <text:p text:style-name="P6">How do we create new numbers that we can be sure are still in “canonical form”?</text:p>
            <text:p text:style-name="P6">How can we handle negative numbers?</text:p>
            <text:p text:style-name="P6">How can we handle zero?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0" draw:layer="layout" svg:width="25.524cm" svg:height="20.193cm" svg:x="1.4cm" svg:y="0.609cm" presentation:class="subtitle" presentation:user-transformed="true">
          <draw:text-box>
            <text:p>Keeping it Canonical</text:p>
            <text:p/>
            <text:p text:style-name="P6"><text:span text:style-name="T7">When the list of pairs is built, the “primes” must be kept in ascending order (as does Daniel's routine). <text:s/>His routine (understandably) will not allow zero as an input.</text:span></text:p>
            <text:p text:style-name="P6"><text:span text:style-name="T7"/></text:p>
            <text:p text:style-name="P6"><text:span text:style-name="T7">Special cases:</text:span></text:p>
            <text:p text:style-name="P6"><text:span text:style-name="T7"/></text:p>
            <text:list text:style-name="L1">
              <text:list-item>
                <text:p text:style-name="P6"><text:span text:style-name="T7">Negative integers are lists starting with (-1, 1)</text:span></text:p>
              </text:list-item>
              <text:list-item>
                <text:p text:style-name="P6"><text:span text:style-name="T7">One is just an empty list: [ ]</text:span></text:p>
              </text:list-item>
              <text:list-item>
                <text:p text:style-name="P6"><text:span text:style-name="T7">Zero is just [(0,1)], extending his 'method' slightly for completeness. (Note: Any list having additional elements would be invalid.)</text:span></text:p>
              </text:list-item>
            </text:list>
            <text:p><text:span text:style-name="T7"><text:line-break/></text:span><text:span text:style-name="T7">So, we need a function to enforce that behavior. </text:span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1" draw:layer="layout" svg:width="25.199cm" svg:height="20.122cm" svg:x="1.4cm" svg:y="0.37cm" presentation:class="subtitle" presentation:user-transformed="true">
          <draw:text-box>
            <text:p text:style-name="P6">But, we still need more than that. <text:s/>We need the wrapper function to create an instance of our type SimpleCanon (based on the underlying “CR_”)</text:p>
            <text:p/>
            <text:p><text:span text:style-name="T8">newtype SimpleCanon = MakeC CR_ deriving (Eq)</text:span></text:p>
            <text:p text:style-name="P6"><text:span text:style-name="T8">fromSimpleCanon (MakeC i) = I</text:span></text:p>
            <text:p text:style-name="P6"><text:span text:style-name="T9"/></text:p>
            <text:p text:style-name="P6"><text:span text:style-name="T8">type CanonElement_ = (Integer,Integer)</text:span></text:p>
            <text:p text:style-name="P6"><text:span text:style-name="T8">type CanonRep_ <text:s text:c="4"/>= [CanonElement_]</text:span></text:p>
            <text:p text:style-name="P6"><text:span text:style-name="T8">type CR_ <text:s text:c="10"/>= CanonRep_</text:span></text:p>
            <text:p text:style-name="P6"><text:line-break/>The newtype keyword is a simple constructor in Haskell. <text:s/>The second line basically inverts the constructor revealing the underlying data structure. <text:s/>Note: SimpleCanon was not the final name/impl for the class.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6">The internal types are defined in the CanonInternals.hs file. <text:s/></text:p>
                <text:p text:style-name="P6"/>
              </text:list-item>
              <text:list-item>
                <text:p text:style-name="P6">The SimpleCanon.hs file imports this file. <text:s/></text:p>
                <text:p text:style-name="P6"/>
              </text:list-item>
              <text:list-item>
                <text:p text:style-name="P6">Then, it's a matter of not exporting our Simple Canon type to the outside world and defining an interface so that this “wrapper class” can manipulate numbe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2" draw:text-style-name="P7" draw:layer="layout" svg:width="25.199cm" svg:height="19.565cm" svg:x="1.4cm" svg:y="0.542cm" presentation:class="subtitle" presentation:user-transformed="true">
          <draw:text-box>
            <text:p><text:span text:style-name="T4">Let's make a number!</text:span></text:p>
            <text:p><text:span text:style-name="T4"/></text:p>
            <text:p text:style-name="P6"><text:span text:style-name="T7">For the SimpleCanon, there are instances for these type classes:</text:span><text:span text:style-name="T7"><text:line-break/></text:span><text:span text:style-name="T7"/></text:p>
            <text:p text:style-name="P6"><text:span text:style-name="T7">Show: show [for printing]</text:span></text:p>
            <text:p text:style-name="P6"><text:span text:style-name="T7">Ord: compare</text:span></text:p>
            <text:p text:style-name="P6"><text:span text:style-name="T7">Real: toRational</text:span></text:p>
            <text:p text:style-name="P6"><text:span text:style-name="T7">Num: (+), (-), (*), negate, abs, signum </text:span></text:p>
            <text:p text:style-name="P6"><text:span text:style-name="T7">Fractional: fromRational and (/) </text:span></text:p>
            <text:p text:style-name="P6"><text:span text:style-name="T7"/></text:p>
            <text:p text:style-name="P6"><text:span text:style-name="T7">Integral: toInteger, quotRem and mod**</text:span></text:p>
            <text:p text:style-name="P6"><text:span text:style-name="T7"/></text:p>
            <text:p text:style-name="P6"><text:span text:style-name="T7">** Mod is optional but there's a nice optimization explained for this coming up later. <text:s/>Thanks, Euler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3" draw:layer="layout" svg:width="25.199cm" svg:height="18.481cm" svg:x="1.4cm" svg:y="-0.276cm" presentation:class="subtitle" presentation:user-transformed="true">
          <draw:text-box>
            <text:p/>
            <text:p text:style-name="P6">Going back to an earlier question about division, how do we handle 3^2 / 3^5 or 1 / 3^3? <text:s/>It's clearly not an integer. <text:s/>It is a rational number.<text:line-break/></text:p>
            <text:p text:style-name="P6">Why not a new type, RationalCanon?</text:p>
            <text:p text:style-name="P6"/>
            <text:p text:style-name="P6">It was just a matter of refactoring my validation function and adding an additional Bool parameter indicating whether or not to allow “negative exponents”. <text:s/>The first call used by SimpleCanon would reject the quotient above:</text:p>
            <text:p/>
            <text:p><text:span text:style-name="T10">crValidIntegral n = crValid n isPrime True <text:s/>crValidRational n = crValid n isPrime Fal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4" draw:text-style-name="P6" draw:layer="layout" svg:width="25.199cm" svg:height="18.975cm" svg:x="1.4cm" svg:y="0.837cm" presentation:class="subtitle" presentation:user-transformed="true">
          <draw:text-box>
            <text:p text:style-name="P6">So, I happily went down this rabbit hole for awhile, fleshing out these two types and even adding a third called HyperCanon that allowed for numbers to have two levels of nested exponents like 9^9^9 (only potentially MUCH larger).</text:p>
            <text:p text:style-name="P6"/>
            <text:p text:style-name="P6">Hyper is a reference to hyper operations, which I will get to later. So, HyperCanon was a bit of a misnomer. NestedCanon would have been more accurate.</text:p>
            <text:p text:style-name="P6"/>
            <text:p text:style-name="P6">Now, I was writing little routines to convert between the classes and the absurdity was really mounting. <text:s/>I should really try to generalize this ….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5" draw:layer="layout" svg:width="25.199cm" svg:height="19.744cm" svg:x="1.4cm" svg:y="-0.055cm" presentation:class="subtitle" presentation:user-transformed="true">
          <draw:text-box>
            <text:p>… After all, the talk is about MASSIVE numbers and I'm using Haskell.</text:p>
            <text:p/>
            <text:p text:style-name="P6">So, I created this new “GADT” Canon type:<text:line-break/><text:line-break/><text:span text:style-name="T10">data CanonValueType = </text:span></text:p>
            <text:p text:style-name="P6"><text:span text:style-name="T10"><text:s text:c="2"/></text:span><text:span text:style-name="T10">IntegralC | <text:s/>NonIntRationalC | IrrationalC </text:span></text:p>
            <text:p text:style-name="P6"><text:span text:style-name="T10"><text:s text:c="2"/></text:span><text:span text:style-name="T10">deriving (Eq, Ord, Show)</text:span></text:p>
            <text:p><text:span text:style-name="T10"/></text:p>
            <text:p text:style-name="P6"><text:span text:style-name="T10">type </text:span><text:span text:style-name="T11">GCRE_</text:span><text:span text:style-name="T10"> = (Integer, </text:span><text:span text:style-name="T12">Canon</text:span><text:span text:style-name="T10">)</text:span></text:p>
            <text:p text:style-name="P6"><text:span text:style-name="T10">type </text:span><text:span text:style-name="T13">GCR_</text:span><text:span text:style-name="T10"> <text:s/>= [</text:span><text:span text:style-name="T11">GCRE_</text:span><text:span text:style-name="T10">]</text:span></text:p>
            <text:p text:style-name="P6"><text:span text:style-name="T10"/></text:p>
            <text:p text:style-name="P6"><text:span text:style-name="T10">data </text:span><text:span text:style-name="T12">Canon</text:span><text:span text:style-name="T10"> = Bare Integer Bool | </text:span></text:p>
            <text:p text:style-name="P6"><text:span text:style-name="T10"><text:s text:c="13"/></text:span><text:span text:style-name="T10">Canonical </text:span><text:span text:style-name="T13">GCR_</text:span><text:span text:style-name="T10"> CanonValueType</text:span></text:p>
            <text:p text:style-name="P6"><text:span text:style-name="T14"/></text:p>
            <text:p text:style-name="P6"><text:span text:style-name="T14">Note how the definitions are intertwined. <text:s/>Canon is a <text:s/>recursive typ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4cm" presentation:class="subtitle" presentation:user-transformed="true">
          <draw:text-box>
            <text:p text:style-name="P6">So there are two value constructors for Canon:</text:p>
            <text:p/>
            <text:p text:style-name="P6"><text:span text:style-name="T10">data </text:span><text:span text:style-name="T12">Canon</text:span><text:span text:style-name="T10"> = Bare Integer Bool | </text:span></text:p>
            <text:p text:style-name="P6"><text:span text:style-name="T10"><text:s text:c="13"/></text:span><text:span text:style-name="T10">Canonical </text:span><text:span text:style-name="T13">GCR_</text:span><text:span text:style-name="T10"> CanonValueType</text:span></text:p>
            <text:p text:style-name="P6"><text:span text:style-name="T10"/></text:p>
            <text:p text:style-name="P6"><text:span text:style-name="T15"/></text:p>
            <text:p text:style-name="P6"><text:span text:style-name="T16">Bare takes an Integer and True/False flag</text:span></text:p>
            <text:p text:style-name="P6"><text:span text:style-name="T16"/></text:p>
            <text:p text:style-name="P6"><text:span text:style-name="T16">Canonical takes a </text:span><text:span text:style-name="T17">GCR_</text:span><text:span text:style-name="T16"> and what amounts to a flag indicating if the </text:span><text:span text:style-name="T17">GCR_</text:span><text:span text:style-name="T16"> is IntegralC, NonIntRationalC or IrrationalC.</text:span></text:p>
            <text:p text:style-name="P6"><text:span text:style-name="T16"/></text:p>
            <text:p text:style-name="P6"><text:span text:style-name="T16">GCR stands for Generalized Canonical Representation.</text:span></text:p>
            <text:p text:style-name="P6"><text:span text:style-name="T1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6" draw:text-style-name="P8" draw:layer="layout" svg:width="25.199cm" svg:height="19.327cm" svg:x="1.4cm" svg:y="0.739cm" presentation:class="subtitle" presentation:user-transformed="true">
          <draw:text-box>
            <text:p text:style-name="P3"><text:span text:style-name="T18">Canon Value Type Examples</text:span></text:p>
            <text:p text:style-name="P3"><text:span text:style-name="T18"/></text:p>
            <text:list text:style-name="L1">
              <text:list-item>
                <text:p text:style-name="P6"><text:span text:style-name="T18">IntegralC : A number raised with every factor raised to a positive integral power. <text:s/></text:span></text:p>
                <text:p text:style-name="P6"><text:span text:style-name="T18">(e.g. 75 = 3 * 5^2 <text:s text:c="2"/>... 3 is raised to the 1</text:span><text:span text:style-name="T19">st</text:span><text:span text:style-name="T18"> power)</text:span></text:p>
                <text:p text:style-name="P6"><text:span text:style-name="T18"/></text:p>
              </text:list-item>
              <text:list-item>
                <text:p text:style-name="P6"><text:span text:style-name="T18">RationalC : A number raised with every factor raised to a integral power, one or more of which is negative**. <text:s/>(e.g. 9/49 = 3^2 / 7^3)</text:span></text:p>
                <text:p text:style-name="P6"><text:span text:style-name="T18"/></text:p>
              </text:list-item>
              <text:list-item>
                <text:p text:style-name="P6"><text:span text:style-name="T18">Irrational C: A number with one or more factors raised to a non-integral power.</text:span></text:p>
                <text:p text:style-name="P6"><text:span text:style-name="T18">(e.g. sqrt(3) = 3 ^(1/2) or 5 ^ sqrt(3) )</text:span></text:p>
                <text:p text:style-name="P6"><text:span text:style-name="T18"/></text:p>
                <text:p text:style-name="P6"><text:span text:style-name="T18">** equivalent to having a denominator &gt; 1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7" draw:text-style-name="P3" draw:layer="layout" svg:width="25.199cm" svg:height="21.064cm" svg:x="1.4cm" svg:y="-0.744cm" presentation:class="subtitle" presentation:user-transformed="true">
          <draw:text-box>
            <text:p text:style-name="P3"><text:span text:style-name="T18">Bare</text:span></text:p>
            <text:p text:style-name="P6"><text:span text:style-name="T18"><text:line-break/></text:span><text:span text:style-name="T18">When a “Bare” canon is created from an Integer and a Bool(ean) flag. <text:s/>If True, it means the integer is “simplified”, meaning it's a -1, 0, 1 or a prime number. If False, it's composite. <text:s/>At present, the False would only be seen for exponents above a cutoff of 1000000. </text:span></text:p>
            <text:p text:style-name="P6"><text:span text:style-name="T14"/></text:p>
            <text:p text:style-name="P6"><text:span text:style-name="T12">Integer =&gt; Internal Rep =&gt; Display</text:span></text:p>
            <text:p text:style-name="P6"><text:span text:style-name="T10"/></text:p>
            <text:p text:style-name="P6"><text:span text:style-name="T12">3 <text:s text:c="6"/>=&gt; Bare 3 True <text:s text:c="2"/>=&gt; 3</text:span></text:p>
            <text:p text:style-name="P6"><text:span text:style-name="T10">-- 3 is prime so its flag is True </text:span></text:p>
            <text:p text:style-name="P6"><text:span text:style-name="T10"/></text:p>
            <text:p text:style-name="P6"><text:span text:style-name="T12">4 <text:s text:c="6"/>=&gt; Bare 4 False <text:s/>=&gt; (4)</text:span><text:span text:style-name="T10"> <text:s/></text:span></text:p>
            <text:p text:style-name="P6"><text:span text:style-name="T10">-- 4 is composite, its flag is False. <text:s/>The parenthesis indicate it's unfactore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8" draw:layer="layout" svg:width="25.199cm" svg:height="18.72cm" svg:x="1.4cm" svg:y="0.838cm" presentation:class="subtitle" presentation:user-transformed="true">
          <draw:text-box>
            <text:p>Canonical</text:p>
            <text:p/>
            <text:p text:style-name="P6"><text:span text:style-name="T10">data </text:span><text:span text:style-name="T12">Canon</text:span><text:span text:style-name="T10"> = Bare Integer Bool | </text:span></text:p>
            <text:p text:style-name="P6"><text:span text:style-name="T10"><text:s text:c="13"/></text:span><text:span text:style-name="T10">Canonical </text:span><text:span text:style-name="T13">GCR_</text:span><text:span text:style-name="T10"> CanonValueType</text:span></text:p>
            <text:p/>
            <text:p text:style-name="P6">This value constructor is much more interesting as it allows us to create arbitrarily massive numbers with a recursive type. <text:s/></text:p>
            <text:p text:style-name="P6">Note: for brevity, I replace Canonical with C here.</text:p>
            <text:p text:style-name="P6"><text:span text:style-name="T10"/></text:p>
            <text:p text:style-name="P6"><text:span text:style-name="T10">11 ^ 11 =&gt; C [(11, Bare 11 True)] IntegralC</text:span></text:p>
            <text:p text:style-name="P6"><text:span text:style-name="T10"/></text:p>
            <text:p text:style-name="P6"><text:span text:style-name="T10">11 ^ 11 ^ 11 =&gt; </text:span></text:p>
            <text:p text:style-name="P6"><text:span text:style-name="T20">C [(11, C [(11, Bare 11 True)] IntegralC)] IntegralC</text:span></text:p>
            <text:p text:style-name="P6"><text:span text:style-name="T10"/></text:p>
            <text:p text:style-name="P6"><text:span text:style-name="T14">Note: Canon has its own ^ operator. That's coming up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9" draw:text-style-name="P6" draw:layer="layout" svg:width="25.199cm" svg:height="19.357cm" svg:x="1.4cm" svg:y="0.608cm" presentation:class="subtitle" presentation:user-transformed="true">
          <draw:text-box>
            <text:p text:style-name="P6"><text:span text:style-name="T4">Canon's Exported Functions</text:span></text:p>
            <text:p text:style-name="P6"/>
            <text:p text:style-name="P6"><text:span text:style-name="T21">These return Canon:</text:span></text:p>
            <text:p text:style-name="P6"><text:span text:style-name="T21">makeCanon, makeC, cReciprocal, cGCD, cLCM, cMod (or just use %), cSimplify,</text:span></text:p>
            <text:p text:style-name="P6"><text:span text:style-name="T21">cSplit, cNumerator, cDenominator</text:span></text:p>
            <text:p text:style-name="P6"><text:span text:style-name="T21"/></text:p>
            <text:p text:style-name="P6"><text:span text:style-name="T21">These all return Bool:</text:span></text:p>
            <text:p text:style-name="P6"><text:span text:style-name="T21">cNegative, cPositive, cIntegral, cRational, cIrrational, cIsPrimeTower, cSimplified, cCanonical, cBare, cBareStatus (if cBare's True)</text:span></text:p>
            <text:p text:style-name="P6"><text:span text:style-name="T21"/></text:p>
            <text:p text:style-name="P6"><text:span text:style-name="T21">Misc functions:</text:span></text:p>
            <text:p text:style-name="P6"><text:span text:style-name="T21">canonToGCR, cToGCR: return GCR_</text:span></text:p>
            <text:p text:style-name="P6"><text:span text:style-name="T21">cLog (Rational), cLogDouble (Double)</text:span></text:p>
            <text:p text:style-name="P6"><text:span text:style-name="T21">cDepth, cPrimeTowerLevel: return Integer</text:span></text:p>
            <text:p text:style-name="P6"><text:span text:style-name="T21">cValueType: returns CanonValueTy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onentiation Operator</text:p>
          </draw:text-box>
        </draw:frame>
        <draw:frame presentation:style-name="pr20" draw:text-style-name="P9" draw:layer="layout" svg:width="25.27cm" svg:height="15.027cm" svg:x="1.4cm" svg:y="4.037cm" presentation:class="subtitle" presentation:user-transformed="true">
          <draw:text-box>
            <text:p text:style-name="P6"><text:span text:style-name="T10">{-# LANGUAGE MultiParamTypeClasses <text:s/>#-}</text:span></text:p>
            <text:p text:style-name="P6"><text:span text:style-name="T10">{-# LANGUAGE FunctionalDependencies #-}</text:span></text:p>
            <text:p text:style-name="P6"><text:span text:style-name="T10"/></text:p>
            <text:p text:style-name="P6"><text:span text:style-name="T10">infixr 9 &lt;^</text:span></text:p>
            <text:p text:style-name="P6"><text:span text:style-name="T10"/></text:p>
            <text:p text:style-name="P6"><text:span text:style-name="T10">class CanonExpnt a b c | a b -&gt; c where </text:span></text:p>
            <text:p text:style-name="P6"><text:span text:style-name="T10"><text:s text:c="2"/></text:span><text:span text:style-name="T10">(&lt;^) :: a -&gt; b -&gt; c</text:span></text:p>
            <text:p text:style-name="P6"><text:span text:style-name="T10"/></text:p>
            <text:p text:style-name="P6"><text:span text:style-name="T10">instance CanonExpnt Canon Canon Canon where</text:span></text:p>
            <text:p text:style-name="P6"><text:span text:style-name="T10"><text:s text:c="2"/></text:span><text:span text:style-name="T10">p &lt;^ e = cExp p e True</text:span></text:p>
            <text:p text:style-name="P6"><text:span text:style-name="T10"/></text:p>
            <text:p text:style-name="P6"><text:span text:style-name="T14">There are 4 instances defined p can be Integer o /Canon as well as e (for exponent). <text:s/>The resulting type is Canon for all fou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define your own operator?</text:p>
          </draw:text-box>
        </draw:frame>
        <draw:frame presentation:style-name="pr21" draw:layer="layout" svg:width="25.199cm" svg:height="12.179cm" svg:x="1.4cm" svg:y="4.914cm" presentation:class="outline">
          <draw:text-box>
            <text:list text:style-name="L2">
              <text:list-header>
                <text:p>There are several different operators for exponentiation in Haskell: (^), (^^) (**)</text:p>
                <text:p>Only one is needed but there is different behavior required so a multi-param class (called CanonExpnt) was created. <text:s/></text:p>
                <text:p>These would all work with Canon but should not really be used with this library. <text:s/>Although, “^” can be used in a pinch for smallish answers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Aside on the behavior of ^</text:p>
              </text:list-header>
            </text:list>
          </draw:text-box>
        </draw:frame>
        <draw:frame presentation:style-name="pr21" draw:layer="layout" svg:width="25.199cm" svg:height="12.179cm" svg:x="1.4cm" svg:y="4.914cm" presentation:class="outline">
          <draw:text-box>
            <text:list text:style-name="L2">
              <text:list-header>
                <text:p>Internally, Haskell optimizes integral exponentiation, splitting the number into powers of two. <text:s/>5 ^ 9 would be computed 5^8 * 5^1. <text:s/>5^2 and 5^4 would be computed along the way but not part of the product.</text:p>
                <text:p>I learned this when running a trace on my internal multipication function . <text:s/>Surprising at first but logical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oot (or Radical) Operator (&gt;^)</text:p>
          </draw:text-box>
        </draw:frame>
        <draw:frame presentation:style-name="pr2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nalog to the Exponentiation operator. <text:s/>This operator only works for valid integral or rational roots.</text:p>
              </text:list-header>
              <text:list-item>
                <text:p>Examples: </text:p>
                <text:p>2 &gt;^ 9 = 3<text:line-break/>(Interpret this as the square root of 9 equals 3)</text:p>
                <text:p>3 &gt;^ 343/8 = 7/2</text:p>
                <text:p>7 &gt;^ 9 would generate an error</text:p>
              </text:list-item>
              <text:list-item>
                <text:p>Defined similarly with a multi-param type class (called CanonRoot).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ing Beyond Exponentiation</text:p>
          </draw:text-box>
        </draw:frame>
        <draw:frame presentation:style-name="pr21" draw:layer="layout" svg:width="25.199cm" svg:height="12.179cm" svg:x="1.4cm" svg:y="5.014cm" presentation:class="outline" presentation:user-transformed="true">
          <draw:text-box>
            <text:p>Hyperoperations: Levels 1 through 4</text:p>
            <text:p><text:line-break/>a + b : equivalent to adding b 1's to a (finding the b-th successor)</text:p>
            <text:p>a * b : equivalent to adding “a” b times</text:p>
            <text:p>a ^ b : equivalent to multiplying “a” b times</text:p>
            <text:p>A ? b : equivalent to um, <text:span text:style-name="T22">exponenting</text:span> “a” b times</text:p>
            <text:p>This last step is called tetration.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tration (aka Power Towers)</text:p>
          </draw:text-box>
        </draw:frame>
        <draw:frame presentation:style-name="pr21" draw:layer="layout" svg:width="25.199cm" svg:height="16.256cm" svg:x="1.4cm" svg:y="3.81cm" presentation:class="outline" presentation:user-transformed="true">
          <draw:text-box>
            <text:list text:style-name="L2">
              <text:list-header>
                <text:p>Normally, the convention is to use a double-arrow for tetration (per Donald Knuth) but I decided to create this operator: &lt;^&gt;. <text:s/>You can also call the cTetration function. <text:s/></text:p>
                <text:p>9 &lt;^&gt; 3 would be the equivalent of Devi's number earlier. Note the progression of just how fast these numbers grow:</text:p>
                <text:p><text:span text:style-name="T23">2 &lt;^&gt; 2 = 4 <text:s text:c="9"/>→ <text:s/>2 &lt;^&gt; 3 = 2 ^ 4 <text:s text:c="8"/>→ <text:s/></text:span></text:p>
                <text:p><text:span text:style-name="T23">2 &lt;^&gt; 4 = 2 ^ 16 <text:s/>→ <text:s/>2 &lt;^&gt; 5 = 2 ^ 65536 <text:s/>→</text:span><text:span text:style-name="T24"> </text:span></text:p>
                <text:p text:style-name="P3"><text:span text:style-name="T25">2 &lt;^&gt; 6 = 2 ^ (2^65536) <text:s/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22" draw:layer="layout" svg:width="25.016cm" svg:height="2.719cm" svg:x="1.4cm" svg:y="0.837cm" presentation:class="title" presentation:user-transformed="true">
          <draw:text-box>
            <text:p>Pentation, Hexation ... cHyperOp.</text:p>
          </draw:text-box>
        </draw:frame>
        <draw:frame presentation:style-name="pr21" draw:layer="layout" svg:width="25.199cm" svg:height="16.51cm" svg:x="1.4cm" svg:y="3.556cm" presentation:class="outline" presentation:user-transformed="true">
          <draw:text-box>
            <text:list text:style-name="L2">
              <text:list-header>
                <text:p>cPentation:</text:p>
                <text:p>a &lt;&lt;^&gt;&gt; b: equivalent to <text:span text:style-name="T22">tetrating</text:span> “a” b times.</text:p>
                <text:p>cHexation:</text:p>
                <text:p>a &lt;&lt;&lt;^&gt;&gt;&gt; b: equivalent to <text:span text:style-name="T22">pentating</text:span> “a” b times.</text:p>
                <text:p>(Yes, the progressive scariness of the operators is intentional.)</text:p>
              </text:list-header>
            </text:list>
            <text:p text:style-name="P10"><text:span text:style-name="T26"><text:s text:c="2"/></text:span><text:span text:style-name="T26">4 &lt;&lt;^&gt;&gt; 2 evaluates to 2 ^ (2 ^ (3^3 * 19)) </text:span></text:p>
            <text:p text:style-name="P10"><text:span text:style-name="T26"><text:s text:c="23"/></text:span><text:span text:style-name="T26">= 2 ^ (2 ^ 513)</text:span></text:p>
            <text:p text:style-name="P10"><text:span text:style-name="T26"><text:s text:c="2"/></text:span><text:span text:style-name="T26">5 &lt;&lt;^&gt;&gt; 2 is displayed as 5 &lt;^&gt; 5 </text:span></text:p>
            <text:p text:style-name="P10"><text:span text:style-name="T26"><text:s text:c="2"/></text:span><text:span text:style-name="T26">Wikipedia says this has &gt; 10^(10^2814) digits!</text:span></text:p>
            <text:p text:style-name="P10"><text:span text:style-name="T27"/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ition / Subtraction</text:p>
          </draw:text-box>
        </draw:frame>
        <draw:frame presentation:style-name="pr21" draw:layer="layout" svg:width="25.27cm" svg:height="14.961cm" svg:x="1.4cm" svg:y="4.343cm" presentation:class="outline" presentation:user-transformed="true">
          <draw:text-box>
            <text:list text:style-name="L2">
              <text:list-header>
                <text:p>We have been avoiding this subject for long enough.</text:p>
                <text:p/>
                <text:p>The goal of the library is to reduce any expression to a simplified “canonical” form.</text:p>
                <text:p/>
                <text:p>So, what's the magic answer to factoring the sum or difference of two arbitrary (read: BIG) integers? ..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mits to “General” Factorization</text:p>
          </draw:text-box>
        </draw:frame>
        <draw:frame presentation:style-name="pr21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>Answer: There is none. The largest factor found of a general number was a 116-digit number from a RSA-768 challenge number. (768 refers to the number of bits in the number.) The number actually had two prime factors of 116-digits.</text:p>
                <text:p>Sure, primality testing is relatively painless, </text:p>
                <text:p>but is there anything more we can do to factorize a sum or difference which is composite? <text:s text:c="2"/>…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rst insight: Take the GCD</text:p>
          </draw:text-box>
        </draw:frame>
        <draw:frame presentation:style-name="pr21" draw:layer="layout" svg:width="25.524cm" svg:height="16.51cm" svg:x="1.4cm" svg:y="4.064cm" presentation:class="outline" presentation:user-transformed="true">
          <draw:text-box>
            <text:list text:style-name="L2">
              <text:list-header>
                <text:p>Do the “a” and “b” have anything in common?</text:p>
                <text:p>Hmm, like a greatest common divisor?</text:p>
                <text:p>let g = cGCD a b</text:p>
                <text:p>let a' = a / g</text:p>
                <text:p>let b' = b / g</text:p>
                <text:p>return (g * (a' – b'))</text:p>
                <text:p>Because a and b are already in canonical form this is very fast to compute. <text:s/>(Actually, taking the gcm of two numbers is relatively painless: O(ln^2) of s, where s is the smaller of the two.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23" draw:layer="layout" svg:width="25.199cm" svg:height="2.211cm" svg:x="1.4cm" svg:y="0.837cm" presentation:class="title" presentation:user-transformed="true">
          <draw:text-box>
            <text:p>GCD Example</text:p>
          </draw:text-box>
        </draw:frame>
        <draw:frame presentation:style-name="pr21" draw:layer="layout" svg:width="25.199cm" svg:height="17.018cm" svg:x="1.4cm" svg:y="3.556cm" presentation:class="outline" presentation:user-transformed="true">
          <draw:text-box>
            <text:list text:style-name="L2">
              <text:list-header>
                <text:p>Simplify: <text:span text:style-name="T21">3^10000 * 5^20001 – 3^10001 * 5^20000</text:span></text:p>
                <text:p>The gcd will be the least exponent for each prime in the expression.</text:p>
                <text:p>So, our gcd is 3^10000 * 5^20000</text:p>
                <text:p>When we perform the calculations from the previous page (subtracting exponents), we get: </text:p>
                <text:p>3^10000 * 5^20000 * (5 – 3) =</text:p>
                <text:p>2 * 3^10000 * 5^20000</text:p>
                <text:p>Now, substitute 10000(+1) with googol (+1).</text:p>
                <text:p>Same idea: <text:s/>2 * 3^(10^100) * 5^20000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cond insight : Algebraic Forms</text:p>
          </draw:text-box>
        </draw:frame>
        <draw:frame presentation:style-name="pr21" draw:layer="layout" svg:width="25.199cm" svg:height="16.476cm" svg:x="1.182cm" svg:y="4.098cm" presentation:class="outline" presentation:user-transformed="true">
          <draw:text-box>
            <text:list text:style-name="L2">
              <text:list-header>
                <text:p><text:span text:style-name="T21">Let's dust off our Algebra I textbook and think a bit about polynomials. <text:s/>Start with x^2 -1 = (x-1)(x+1)</text:span></text:p>
                <text:p><text:span text:style-name="T21">We can actually use this simple idea to break up large numbers.</text:span></text:p>
                <text:p><text:span text:style-name="T21">For example, if we had to factor 5^126 – 1, because 126 is an even number, we could think of the difference as being of the form x^2 -1 which factors to (x-1)(x+1) with x = 5^(126/2) = 5^63.</text:span></text:p>
                <text:p><text:span text:style-name="T21">So, we could factor the number into (5^63-1)(5^63+1).</text:span></text:p>
                <text:p><text:span text:style-name="T21"><text:line-break/></text:span><text:span text:style-name="T21">And yes, this would work more generally for <text:s/>x^2 -y^2 = (x-y)(x+y)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gebraic Forms (con't)</text:p>
          </draw:text-box>
        </draw:frame>
        <draw:frame presentation:style-name="pr2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Beyond squares, we probably tried our hand at other small powers back in the day such as:</text:p>
                <text:p>x^3 -1 = (x-1)(x^2 + x +1)</text:p>
                <text:p>x^4 -1 = (x^2 -1)(x^2 + 1) = (x-1)(x+1)(x^2+1)</text:p>
                <text:p/>
                <text:p>It would be nice if there was a general way to factor numbers of the form x^n – y^n.</text:p>
                <text:p>Enter cyclotomic polynomials ….<text:line-break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yclotomic Polynomials</text:p>
          </draw:text-box>
        </draw:frame>
        <draw:frame presentation:style-name="pr21" draw:layer="layout" svg:width="25.199cm" svg:height="12.75cm" svg:x="1.4cm" svg:y="4.343cm" presentation:class="outline" presentation:user-transformed="true">
          <draw:text-box>
            <text:list text:style-name="L2">
              <text:list-header>
                <text:p>Cyc(n)(x) is a polynomial in x with integer coefficients which is ”irreducible”. </text:p>
              </text:list-header>
              <text:list-item>
                <text:p>It will have a degree that is equal to its tau/totient, the number of positive integers less than or equal to n, relatively prime to n.</text:p>
              </text:list-item>
              <text:list-item>
                <text:p>The degree and irreducibility was proven by Gauss in the 19<text:span text:style-name="T28">th</text:span> century.</text:p>
              </text:list-item>
              <text:list-item>
                <text:p>Polynomials in one variable like this are known as monic. <text:s/></text:p>
              </text:list-item>
              <text:list-item>
                <text:p>Interesting identity: The product of all Cyc(d)(x) where d is a divisor of n will equal = x^n -1.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yclotomic Polynomials (con't)</text:p>
          </draw:text-box>
        </draw:frame>
        <draw:frame presentation:style-name="pr21" draw:layer="layout" svg:width="25.016cm" svg:height="16.243cm" svg:x="1.4cm" svg:y="4.077cm" presentation:class="outline" presentation:user-transformed="true">
          <draw:text-box>
            <text:list text:style-name="L2">
              <text:list-item>
                <text:p>Also from Algebra class, we learned that every monic polynomial of degree n does have n roots (but one or more could be imaginary/ complex).</text:p>
              </text:list-item>
              <text:list-item>
                <text:p>The more formal definition gives some insight as why the identity holds:</text:p>
              </text:list-item>
              <text:list-item>
                <text:p>Cyc(n)(x) is the product of all (x-p(k,n)) where: </text:p>
                <text:list>
                  <text:list-item>
                    <text:p>k &gt;= 1 and is relatively prime to n</text:p>
                  </text:list-item>
                  <text:list-item>
                    <text:p>p(k,n) = e^(2 * i * pi * k / n), a primitive root of unity</text:p>
                  </text:list-item>
                </text:list>
              </text:list-item>
              <text:list-item>
                <text:p>Such polynomials where n &gt; 2 are also palindromic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24" draw:layer="layout" svg:width="25.199cm" svg:height="1.957cm" svg:x="1.4cm" svg:y="0.837cm" presentation:class="title" presentation:user-transformed="true">
          <draw:text-box>
            <text:p>An aside about computing the totient</text:p>
          </draw:text-box>
        </draw:frame>
        <draw:frame presentation:style-name="pr21" draw:layer="layout" svg:width="25.199cm" svg:height="17.018cm" svg:x="1.4cm" svg:y="3.302cm" presentation:class="outline" presentation:user-transformed="true">
          <draw:text-box>
            <text:list text:style-name="L2">
              <text:list-header>
                <text:p>Consider 5, which is a prime number.</text:p>
                <text:p>5 can only have common factors &gt; 1 with other multiples of 5. <text:s/>As only 1/5 of integers are divisible by 5, that means the 4/5 are relatively prime to 5. <text:s/>So, we have these totients: </text:p>
                <text:p>4/5 * 5 = 4 and <text:s/>4/5 * 5^n = 4 * 5^(n-1).</text:p>
                <text:p>And, this function is multiplicative, meaning:</text:p>
                <text:p>Tot (a) * Tot (b) = Tot (a * b) if a and b are relatively prime</text:p>
                <text:p>Example: <text:s/>3^x * 5^y (for pos integers x, y) =</text:p>
                <text:p>(3-1)*3^(x-1) * 4 * 5^(y-1) = 8 * 3^(x-1) * 5^(y-1)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 to Cyclotomic Polynomials </text:p>
          </draw:text-box>
        </draw:frame>
        <draw:frame presentation:style-name="pr21" draw:layer="layout" svg:width="25.199cm" svg:height="16.51cm" svg:x="1.4cm" svg:y="4.064cm" presentation:class="outline" presentation:user-transformed="true">
          <draw:text-box>
            <text:list text:style-name="L2">
              <text:list-header>
                <text:p>Luckily, this cyclotomic factoring does not just hold for x^n +/-1. <text:s/>It will work for any x^n +/- y^n as well.</text:p>
              </text:list-header>
              <text:list-item>
                <text:p>For an odd n, we can substitute -x into the formulas to factor x^n + 1. <text:s/></text:p>
              </text:list-item>
              <text:list-item>
                <text:p>Actually, for any even n that is not a power of 2, we can still factor x^n+1</text:p>
              </text:list-item>
              <text:list-item>
                <text:p>Cyc(p)(x) (for prime p) = x^(p-1) + x^(p-2) … + 1</text:p>
              </text:list-item>
              <text:list-item>
                <text:p>Identity for when mod a b ! = 0 (examples next slide): </text:p>
                <text:p>Cyc (a^n*b)(x) = <text:s/>Cyc(a*b)(x^(n-1)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office:forms form:automatic-focus="false" form:apply-design-mode="false"/>
        <draw:frame presentation:style-name="pr25" draw:layer="layout" svg:width="25.199cm" svg:height="1.737cm" svg:x="1.4cm" svg:y="0.82cm" presentation:class="title" presentation:user-transformed="true">
          <draw:text-box>
            <text:p>Cyclotomic Polynomials (con't)</text:p>
          </draw:text-box>
        </draw:frame>
        <draw:frame presentation:style-name="pr21" draw:layer="layout" svg:width="25.199cm" svg:height="16.764cm" svg:x="0.719cm" svg:y="3.556cm" presentation:class="outline" presentation:user-transformed="true">
          <draw:text-box>
            <text:list text:style-name="L2">
              <text:list-item>
                <text:p>Example decomposition for n = 8:</text:p>
                <text:p>The divisors of 8 are: 1, 2, 4 and 8</text:p>
                <text:list>
                  <text:list-item>
                    <text:p>Cyc(1)(x) = x - 1</text:p>
                  </text:list-item>
                  <text:list-item>
                    <text:p>Cyc(2)(x) = x + 1</text:p>
                  </text:list-item>
                  <text:list-item>
                    <text:p>Cyc(4)(x) = Cyc(2)(x^2) = x^2 + 1 (“example”)</text:p>
                  </text:list-item>
                  <text:list-item>
                    <text:p>Cyc(8)(x) = Cyc(2)(x^4) = x^4 + 1 (“example”)</text:p>
                  </text:list-item>
                </text:list>
                <text:p><text:span text:style-name="T29">If we multiply these polynomials together, we will get x^8-1. <text:s/>You can use this identity to compute other polys for composite n. <text:s/>Divide x^n -1 by the other “divisor Cycs” to get Cyc(n)(x) itself. </text:span></text:p>
                <text:p>e.g.<text:span text:style-name="T30"> Cyc(6)(x) = (x^6 -1) / <text:s/>Cyc(1)(x) / Cyc(2)(x) / Cyc(3)(x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yclotomic Polynomials (con't)</text:p>
          </draw:text-box>
        </draw:frame>
        <draw:frame presentation:style-name="pr21" draw:layer="layout" svg:width="25.199cm" svg:height="12.179cm" svg:x="1.4cm" svg:y="4.914cm" presentation:class="outline">
          <draw:text-box>
            <text:list text:style-name="L2">
              <text:list-header>
                <text:p>Although there is a cyclotomic library (written by Scott Walck) in Haskell, it emphasized the primitive roots rather than the polynomials. <text:s/>I couldn't find anything in Hackage that would suit my needs.</text:p>
                <text:p>So, I created a module called AurifCyclo (Aurif to be explained shortly) to determine these polynomials and apply them. <text:s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rifCyclo</text:p>
          </draw:text-box>
        </draw:frame>
        <draw:frame presentation:style-name="pr21" draw:layer="layout" svg:width="25.27cm" svg:height="16.256cm" svg:x="1.4cm" svg:y="4.064cm" presentation:class="outline" presentation:user-transformed="true">
          <draw:text-box>
            <text:p>The key exported cyclotomic functions are </text:p>
            <text:list text:style-name="L2">
              <text:list-item>
                <text:p>cyclo n: Returns the Cyc(n)(x) polynomial</text:p>
              </text:list-item>
              <text:list-item>
                <text:p>cycloDivSet n: For input n, returns the set of all polynomials : Cyc(d)(x) such that d is a divisor of n.</text:p>
              </text:list-item>
              <text:list-item>
                <text:p>applyCycloPair a b e (which calls applyCrCycloPair): will factor: a^e – b^e. </text:p>
                <text:p>(From there, the individual numbers would be factorized in the code)</text:p>
                <text:p>Now what does this “Aurif” refer to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rifeullian Factorizations</text:p>
          </draw:text-box>
        </draw:frame>
        <draw:frame presentation:style-name="pr2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med after Léon-François-Antoine Aurifeuille, a 19th century mathematician. In 1871, he factored 2^58 + 1 algebraically to</text:p>
                <text:p>(2^29 -2^15 +1) * (2^29 + 2^15 +1)</text:p>
                <text:p/>
              </text:list-item>
              <text:list-item>
                <text:p>But, it was Gauss who came up with a way years earlier to factor an “irreducible” cyclotomic polynomial by representing it as a difference of two squar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urifeullian Factorizations (con't)</text:p>
          </draw:text-box>
        </draw:frame>
        <draw:frame presentation:style-name="pr2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yc(n)(x) = C^2 − n*x*D^2 = </text:p>
                <text:p>(C – sqrt(nx)*D) * (C + sqrt(nx)*D)</text:p>
                <text:p>where C(n)(x) and D = D(n)(x) (C and D for brevity) are also irreducible polynomials with integer coefficients and also palindromic.</text:p>
              </text:list-item>
              <text:list-item>
                <text:p>These two factors would have irrational coefficients unless "x" is of a special form: n * m^2 where n and m are positive integers. <text:s/></text:p>
              </text:list-item>
              <text:list-item>
                <text:p>sqrt(nx) = sqrt(n^2*m^2) = nm is integral and so the two factors will have integral coefficien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urifeullian Factorizations (con't)</text:p>
          </draw:text-box>
        </draw:frame>
        <draw:frame presentation:style-name="pr2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yc(n)(x) = C^2 − n*x*D^2 = </text:p>
                <text:p>(C – sqrt(nx)*D) * (C + sqrt(nx)*D)</text:p>
                <text:p>where C(n)(x) and D = D(n)(x) (C and D for brevity) are also irreducible polynomials with integer coefficients and also palindromic.</text:p>
              </text:list-item>
              <text:list-item>
                <text:p>These two factors would have irrational coefficients unless "x" is of a special form: n * m^2 where n and m are positive integers (also n must be square-free and n = 1 mod 4). <text:s/></text:p>
              </text:list-item>
              <text:list-item>
                <text:p>sqrt(nx) = sqrt(n^2*m^2) = nm is integral and so the two factors will have integral coefficien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rifeullian Factorizations (con't)</text:p>
          </draw:text-box>
        </draw:frame>
        <draw:frame presentation:style-name="pr21" draw:layer="layout" svg:width="25.199cm" svg:height="13.283cm" svg:x="1.4cm" svg:y="3.81cm" presentation:class="outline" presentation:user-transformed="true">
          <draw:text-box>
            <text:list text:style-name="L2">
              <text:list-header>
                <text:p>In the 1990's, there were two key papers published that defined algorithms to compute Aurifeullian factors. These are implemented in the AurifCyclo module.</text:p>
                <text:p>The first we'll cover was written by Australian mathematician Richard Brent and solves for the “C” and “D” polynomials described on the previous page.</text:p>
                <text:p>The second was written by several mathe-maticians at Sichuan University. <text:s/>It has some overlap with the above but has a novel approach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rifeullian – Richard Brent</text:p>
          </draw:text-box>
        </draw:frame>
        <draw:frame presentation:style-name="pr2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is algorithm uses two recurrence relations. <text:s/>That was interesting thing to implement given Haskell's arrays have to be set in one closed expression: </text:p>
              </text:list-item>
            </text:list>
            <text:p text:style-name="P6"><text:span text:style-name="T31">gamma <text:s/>= array (0, d) ([(0,1)] ++ [(i, gf i) | i &lt;- [1..d]]) <text:s text:c="2"/>– for C polynomial </text:span></text:p>
            <text:p text:style-name="P6"><text:span text:style-name="T31"><text:s text:c="17"/></text:span><text:span text:style-name="T31">where gf k <text:s text:c="7"/>= if (k &gt; mg) then (gamma!(d-k)) <text:s/>else (div (gTerm k) (2*k))</text:span></text:p>
            <text:p><text:span text:style-name="T31"><text:s text:c="19"/></text:span><text:span text:style-name="T31">gTerm k = sum (map (\j -&gt; n * q!(2*k-2*j-1) * delta!j - q!(2*k-2*j) * gamma!j) <text:s/>[0..k-1])</text:span></text:p>
            <text:p><text:span text:style-name="T31">delta <text:s text:c="5"/>= array (0, d-1) ([(0,1)] ++ [(i, df i) | i &lt;- [1..d-1]]) <text:s text:c="4"/>– for D polynomial <text:s text:c="8"/></text:span></text:p>
            <text:p><text:span text:style-name="T31"><text:s text:c="8"/></text:span><text:span text:style-name="T31">where df k <text:s text:c="5"/>= if (k &gt; md) then (delta!(d-k-1)) else (div (dTerm k) (2*k+1))</text:span></text:p>
            <text:p><text:span text:style-name="T31"><text:s text:c="18"/></text:span><text:span text:style-name="T31">dTerm k = gamma!k + sum (map (\j -&gt; q!(2*k-2*j+1) * gamma!j - q!(2*k-2*j) * delta!j) <text:s/>[0..k-1])</text:span></text:p>
            <text:list text:continue-numbering="true" text:style-name="L2">
              <text:list-item>
                <text:p>I was able to find implementations of this on-line in C and Java and it helped clarify some points of the algorithm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he Sichuan 5</text:p>
          </draw:text-box>
        </draw:frame>
        <draw:frame presentation:style-name="pr21" draw:layer="layout" svg:width="25.199cm" svg:height="12.179cm" svg:x="1.4cm" svg:y="4.514cm" presentation:class="outline" presentation:user-transformed="true">
          <draw:text-box>
            <text:list text:style-name="L2">
              <text:list-item>
                <text:p>Five mathematicians from Sichuan University in China (Sun Qi, Ren Debin, Hong Shaofang, Yuan Pingzhi and Han Qing) published a joint paper in the late 90's.</text:p>
              </text:list-item>
              <text:list-item>
                <text:p>It handles these cases: m, n are both odd, n = m*k, M is a multiple of m and (M/m) is a square.</text:p>
              </text:list-item>
              <text:list-item>
                <text:p>The example from the paper found two large factors of 44^253 + 1. <text:s/></text:p>
              </text:list-item>
              <text:list-item>
                <text:p>Key values: m = 11; M = 44, k = 23, n = m * k = 253. (M/m = 2^2 is a square so it satisfies that constraint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Chinese” Algorithm Synopsis</text:p>
          </draw:text-box>
        </draw:frame>
        <draw:frame presentation:style-name="pr21" draw:layer="layout" svg:width="25.199cm" svg:height="12.179cm" svg:x="1.4cm" svg:y="4.914cm" presentation:class="outline" presentation:user-transformed="true">
          <draw:text-box>
            <text:p text:style-name="P3"/>
            <text:p>Refer to (2.7) in the paper to compute the two deltas for r = 1,2 (Let's call them d1 and <text:s/>d2)</text:p>
            <text:p>Compute the cyclotomic value: cv.</text:p>
            <text:p>The gcds between d1, d2 and cv factor cv.</text:p>
            <text:p text:style-name="P6">f1 = gcd(cv, d1)</text:p>
            <text:p text:style-name="P6">f2 = gcd (cv, d2)</text:p>
            <text:p text:style-name="P6">cv = f1 * f2 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Sichuan 5 (con't)</text:p>
          </draw:text-box>
        </draw:frame>
        <draw:frame presentation:style-name="pr21" draw:text-style-name="P11" draw:layer="layout" svg:width="25.199cm" svg:height="16.764cm" svg:x="1.4cm" svg:y="3.81cm" presentation:class="outline" presentation:user-transformed="true">
          <draw:text-box>
            <text:list text:style-name="L2">
              <text:list-item>
                <text:p><text:span text:style-name="T21">I didn't see an example of this posted on-line so it's possible that it hadn't been committed to code before.</text:span></text:p>
              </text:list-item>
              <text:list-item>
                <text:p><text:span text:style-name="T21">Didn't really have a chance to dig into why but I found the factors found here to be like refinements of the Brent factors (when both algorithms could be applied). <text:s/>This was actually much simpler to implement than Brent's algorithm. </text:span></text:p>
              </text:list-item>
              <text:list-item>
                <text:p><text:span text:style-name="T21">The library attempts both methods and applies the factors found against the cyclotomic factors.</text:span></text:p>
              </text:list-item>
              <text:list-item>
                <text:p><text:span text:style-name="T21">It wasn't clear from the paper but I found that M did not have to be integral. I still have a check in the code though to verify those factors in that case (as the paper did not guarantee this would work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ther Functions in AurifCyclo</text:p>
          </draw:text-box>
        </draw:frame>
        <draw:frame presentation:style-name="pr21" draw:layer="layout" svg:width="25.199cm" svg:height="15.977cm" svg:x="1.4cm" svg:y="4.343cm" presentation:class="outline" presentation:user-transformed="true">
          <draw:text-box>
            <text:list text:style-name="L2">
              <text:list-header>
                <text:p><text:span text:style-name="T24">aurCandDec</text:span> :: Integer → Integer → Bool → Maybe (Integer, Integer)</text:p>
                <text:p>This looks for “Brent” factors of two integers if they exist. (<text:span text:style-name="T32">For the Bool, True=Add, False=Subtract)</text:span></text:p>
                <text:p>To try to factor 2^58 + 1 from earlier, run:<text:span text:style-name="T21"> </text:span></text:p>
                <text:p><text:span text:style-name="T33">&gt; aurCandDec (2^58) 1 True </text:span></text:p>
                <text:p text:style-name="P12"><text:span text:style-name="T33">Just (536838145,536903681)</text:span></text:p>
                <text:p>IMPORTANT: These factors may be composite. </text:p>
                <text:p>Note: aurCandDec calls aurCandDecCr which calls <text:s/>aurCandDec' under the hood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 text:style-name="P7"><text:span text:style-name="T4">Other Functions in Aurif Cyclo (con't)</text:span></text:p>
          </draw:text-box>
        </draw:frame>
        <draw:frame presentation:style-name="pr21" draw:text-style-name="P13" draw:layer="layout" svg:width="25.199cm" svg:height="16.51cm" svg:x="1.4cm" svg:y="3.81cm" presentation:class="outline" presentation:user-transformed="true">
          <draw:text-box>
            <text:list text:style-name="L2">
              <text:list-header>
                <text:p><text:span text:style-name="T24">aurDec n</text:span> (short for aurif decomposition) takes an Integer and “just” returns the C and D polynomials described earlier in Brent's algorithm. <text:s/></text:p>
                <text:p>It returns “Nothing” if n is not square-free (e.g. 12 = 2^2 * 3, so it returns Nothing)</text:p>
                <text:p>Example from Brent paper:</text:p>
              </text:list-header>
            </text:list>
            <text:p><text:span text:style-name="T34"><text:s text:c="2"/></text:span><text:span text:style-name="T34">*AurifCyclo&gt; aurDec 5</text:span><text:span text:style-name="T35"> </text:span></text:p>
            <text:p text:style-name="P12"><text:span text:style-name="T34"><text:s text:c="2"/></text:span><text:span text:style-name="T34">Just (array (0,2) [(0,1),(1,3),(2,1)],array (0,1) [(0,1),(1,1)])</text:span></text:p>
            <text:list text:continue-numbering="true" text:style-name="L2">
              <text:list-item>
                <text:p>Note:aurDecCr calls aurDec (converting the “CR_” to an Integer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7"><text:span text:style-name="T4">Other Functions in Aurif Cyclo (con't)</text:span></text:p>
          </draw:text-box>
        </draw:frame>
        <draw:frame presentation:style-name="pr21" draw:layer="layout" svg:width="25.199cm" svg:height="15.977cm" svg:x="1.128cm" svg:y="4.343cm" presentation:class="outline" presentation:user-transformed="true">
          <draw:text-box>
            <text:list text:style-name="L2">
              <text:list-header>
                <text:p><text:span text:style-name="T36">chineseAurif</text:span><text:span text:style-name="T21"> is the analogue to aurCandDec except that it's for the “Chinese” algorithm. <text:s/>Same signature and functionality. <text:s/>Similarly, chineseAurif calls chineseAurifCr after converting its Integer parameters to “CR_”s.</text:span></text:p>
                <text:p><text:span text:style-name="T21">Example from paper (which, be warned, has typos):</text:span></text:p>
              </text:list-header>
            </text:list>
            <text:p text:style-name="P12"><text:span text:style-name="T34">*AurifCyclo&gt; chineseAurif (44^253) 1 True</text:span></text:p>
            <text:p text:style-name="P12"><text:span text:style-name="T34">Just (3708082114051284931014527275382936962949050019900548504948093002539948192457694962513241254988377338102340862648630965276420678480576906389289483833735873261700512602622143146599971, 10004590597907985573943582945748620748239251502916976018978239877682278432398712396908419662400063010898795149152694380672517014008143612228221361453877714927361019333917217066917231)</text:span></text:p>
            <text:list text:continue-numbering="true" text:style-name="L2">
              <text:list-header>
                <text:p text:style-name="P12"><text:span text:style-name="T32">Again, these factors may be composite.</text:span></text:p>
              </text:list-header>
            </text:list>
            <text:p text:style-name="P12"><text:span text:style-name="T37"/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w we have Aurif factors</text:p>
          </draw:text-box>
        </draw:frame>
        <draw:frame presentation:style-name="pr2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nternally, the code will divvy up the Brent pair (if it exists) against the (potentially composite) factors. <text:s/>This is done using the gcd function.</text:p>
                <text:p>A similar step is then performed for “Chinese” pair if it exists.</text:p>
                <text:p>Unfortunately, despite all of this work, one or more of our divvied-up list may be too large to factor in a reasonable amount of time. <text:s/>Hence, the AurifCyclo module is opened up to directly try to split into (likely composite) factors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ar Math</text:p>
          </draw:text-box>
        </draw:frame>
        <draw:frame presentation:style-name="pr2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Euler's Totient Theorem:</text:p>
                <text:p>a ^ t(n) = 1 (mod n) where t is the totient/tau.</text:p>
                <text:p>Then, we can make this small but powerful logical leap and say:</text:p>
                <text:p>a^x = a^(x % t(n)) (mod n)</text:p>
                <text:p>But, why does this work? …</text:p>
                <text:p>First, we can rewrite x = q * t(n) + (x % t(n), the quotient and modulus 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1">
        <office:forms form:automatic-focus="false" form:apply-design-mode="false"/>
        <draw:frame presentation:style-name="pr23" draw:layer="layout" svg:width="25.199cm" svg:height="2.211cm" svg:x="1.4cm" svg:y="0.837cm" presentation:class="title" presentation:user-transformed="true">
          <draw:text-box>
            <text:p>Modular Math (con't)</text:p>
          </draw:text-box>
        </draw:frame>
        <draw:frame presentation:style-name="pr21" draw:layer="layout" svg:width="25.199cm" svg:height="13.674cm" svg:x="1.264cm" svg:y="3.556cm" presentation:class="outline" presentation:user-transformed="true">
          <draw:text-box>
            <text:list text:style-name="L2">
              <text:list-header>
                <text:p>Consider x = 11, n = 8. <text:s/></text:p>
              </text:list-header>
              <text:list-item>
                <text:p>We want to simplify: a ^ 11 (mod 8) <text:s/>where a is some positive integer.</text:p>
              </text:list-item>
              <text:list-item>
                <text:p>Next: <text:s/>8 = 2^3 so t(n) = (2-1)*2^(3-1) = 4. <text:s/></text:p>
              </text:list-item>
              <text:list-item>
                <text:p>We could rewrite x as:</text:p>
                <text:p>x = 2 * 4 + (11 % 4) = 2 * 4 + 3</text:p>
              </text:list-item>
              <text:list-item>
                <text:p>Remember: Adding exponents is equivalent to multiplication: <text:s/>a^11 = a^4 * a^4 * a^3</text:p>
              </text:list-item>
              <text:list-item>
                <text:p>a^4 mod 8 = 1 per Euler's Theorem</text:p>
              </text:list-item>
              <text:list-item>
                <text:p><text:span text:style-name="T21">Cancelling 1s: <text:s/>a^4 * a^4 * a^3 (mod 8) <text:s/>= <text:s/>a^3 (mod 8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">
        <office:forms form:automatic-focus="false" form:apply-design-mode="false"/>
        <draw:frame presentation:style-name="pr23" draw:layer="layout" svg:width="25.199cm" svg:height="2.211cm" svg:x="1.4cm" svg:y="0.837cm" presentation:class="title" presentation:user-transformed="true">
          <draw:text-box>
            <text:p>Modular Math (con't)</text:p>
          </draw:text-box>
        </draw:frame>
        <draw:frame presentation:style-name="pr21" draw:layer="layout" svg:width="25.199cm" svg:height="17.018cm" svg:x="1.4cm" svg:y="3.048cm" presentation:class="outline" presentation:user-transformed="true">
          <draw:text-box>
            <text:list text:style-name="L2">
              <text:list-header>
                <text:p><text:span text:style-name="T21">Now imagine if x = googol + 11, instead of 11. <text:s/>Googol is a multiple of 8 so the simplification is the SAME!! → <text:s/>a^3 (mod 8)</text:span></text:p>
              </text:list-header>
              <text:list-item>
                <text:p><text:span text:style-name="T21">This will work with nested exponentials/power towers as well. </text:span></text:p>
              </text:list-item>
              <text:list-item>
                <text:p><text:span text:style-name="T21">You could for example use this to find the trailing digits of a number too large to directly compute. <text:s/>Example of the exponential factorial func: (a(n) = n ^ (a(n-1))</text:span></text:p>
              </text:list-item>
            </text:list>
            <text:p><text:span text:style-name="T38">&gt; let expFact n = foldr1 (&lt;^) (map makeC [n,n-1..2])</text:span></text:p>
            <text:p text:style-name="P10"><text:span text:style-name="T38">&gt; expFact 8 </text:span></text:p>
            <text:p text:style-name="P10"><text:span text:style-name="T38">2 ^ (3 * 7^(2^(5^(2^(2*3^2)))*3^(5^(2^(2*3^2)))))</text:span></text:p>
            <text:p text:style-name="P10"><text:span text:style-name="T38">&gt; toInteger $ mod (expFact 8) (10^9) – last 9 digits</text:span></text:p>
            <text:p text:style-name="P10"><text:span text:style-name="T39">797099008 <text:s text:c="3"/></text:span><text:span text:style-name="T38">(0.01 secs, 4,158,968 byte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0.762cm" svg:y="1.016cm" presentation:class="title" presentation:user-transformed="true">
          <draw:text-box>
            <text:p>Pattern Synonyms / View Patterns</text:p>
          </draw:text-box>
        </draw:frame>
        <draw:frame presentation:style-name="pr2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0">{-# LANGUAGE PatternSynonyms #-}</text:span></text:p>
                <text:p><text:span text:style-name="T40">{-# LANGUAGE ViewPatterns <text:s text:c="3"/>#-}</text:span></text:p>
              </text:list-header>
              <text:list-item>
                <text:p>Pattern Synonyms were introduced in GHC 7.8.</text:p>
              </text:list-item>
              <text:list-item>
                <text:p>The code makes extensive use of them, mostly to replace constants. <text:s/>The examples are patterns for zero and the “GCR_” rep for a prime. <text:s/>The 2<text:span text:style-name="T28">nd</text:span> example uses ViewPatterns.</text:p>
              </text:list-item>
            </text:list>
            <text:p><text:span text:style-name="T10">pattern Pc0 &lt;- Bare 0 _ -- “zero”</text:span></text:p>
            <text:p><text:span text:style-name="T41">pattern PgPrime &lt;-[(compare 1 -&gt; LT, Bare 1 _)]</text:span><text:span text:style-name="T10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ustrations </text:p>
          </draw:text-box>
        </draw:frame>
        <draw:frame presentation:style-name="pr21" draw:layer="layout" svg:width="25.199cm" svg:height="12.983cm" svg:x="1.4cm" svg:y="3.81cm" presentation:class="outline" presentation:user-transformed="true">
          <draw:text-box>
            <text:list text:style-name="L2">
              <text:list-item>
                <text:p>As a newbie to Haskell, deciphering error messages was a challenge. <text:s/>Yet, once the code could compile (without warning), <text:s/>code changes felt like applying paint to a large, finished jigsaw puzzle.</text:p>
              </text:list-item>
              <text:list-item>
                <text:p>Pattern synonyms: <text:s/>Another newbie issue, I suspect I'm not harnessing the full power of them in the code.</text:p>
              </text:list-item>
              <text:list-item>
                <text:p>Multi-parameter type classes: Rather frustrating. <text:s/>Numeric type classes work elegantly but I gave up trying to have the code auto-coerce to an integer when needed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2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ll support of expression trees</text:p>
              </text:list-item>
              <text:list-item>
                <text:p>Selective evaluation/simplification</text:p>
              </text:list-item>
              <text:list-item>
                <text:p>Having attempts to factor time out if requested.</text:p>
                <text:p>(No way to reach partially factor at present)</text:p>
              </text:list-item>
              <text:list-item>
                <text:p>More clever support for tetration, etc. <text:s/></text:p>
              </text:list-item>
              <text:list-item>
                <text:p>Better evaluation of power towers generally. <text:s/>(Example: 6 &lt;^&gt; 4 forks at each level)</text:p>
              </text:list-item>
              <text:list-item>
                <text:p>Making comparison smarter.</text:p>
              </text:list-item>
              <text:list-item>
                <text:p>Upload to Hackag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office:forms form:automatic-focus="false" form:apply-design-mode="false"/>
        <draw:frame presentation:style-name="pr1" draw:text-style-name="P14" draw:layer="layout" svg:width="25.199cm" svg:height="16.255cm" svg:x="1.4cm" svg:y="0.837cm" presentation:class="subtitle">
          <draw:text-box>
            <text:p><text:span text:style-name="T7">E:mail</text:span><text:span text:style-name="T7"><text:line-break/></text:span><text:span text:style-name="T7"><text:line-break/></text:span><text:span text:style-name="T7">grandpascorpion@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office:forms form:automatic-focus="false" form:apply-design-mode="false"/>
        <draw:frame presentation:style-name="pr26" draw:layer="layout" svg:width="25.199cm" svg:height="23.395cm" svg:x="1.4cm" svg:y="-2.831cm" presentation:class="subtitle" presentation:user-transformed="true">
          <draw:text-box>
            <text:p><text:span text:style-name="T7"/></text:p>
            <text:p><text:span text:style-name="T7">References / Additional Reading:</text:span></text:p>
            <text:p><text:span text:style-name="T7"/></text:p>
            <text:p><text:span text:style-name="T30"><text:a xlink:href="http://maths-people.anu.edu.au/~brent/pd/rpb127.pdf">http://maths-people.anu.edu.au/~brent/pd/rpb127.pdf</text:a></text:span></text:p>
            <text:p><text:span text:style-name="T30"><text:a xlink:href="http://maths-people.anu.edu.au/~brent/pd/rpb135.pdf">http://maths-people.anu.edu.au/~brent/pd/rpb135.pdf</text:a></text:span></text:p>
            <text:p><text:span text:style-name="T30"><text:a xlink:href="http://www.jams.or.jp/scm/contents/Vol-2-3/2-3-16.pdf">http://www.jams.or.jp/scm/contents/Vol-2-3/2-3-16.pdf</text:a></text:span></text:p>
            <text:p><text:span text:style-name="T30"/></text:p>
            <text:p><text:span text:style-name="T30"/></text:p>
            <text:p><text:span text:style-name="T21"><text:a xlink:href="https://en.wikipedia.org/wiki/Cyclotomic_polynomial">https://en.wikipedia.org/wiki/Cyclotomic_polynomial</text:a></text:span></text:p>
            <text:p><text:span text:style-name="T21"><text:a xlink:href="https://en.wikipedia.org/wiki/Hyperoperation">https://en.wikipedia.org/wiki/Hyperoperation</text:a></text:span></text:p>
            <text:p><text:span text:style-name="T21"><text:a xlink:href="https://en.wikipedia.org/wiki/Shakuntala_Devi">https://en.wikipedia.org/wiki/Shakuntala_Devi</text:a></text:span></text:p>
            <text:p><text:span text:style-name="T21"><text:a xlink:href="http://www.olsenhome.com/bignumbers/">http://www.olsenhome.com/bignumbers/</text:a></text:span></text:p>
            <text:p><text:span text:style-name="T21"><text:a xlink:href="http://www.tetration.org/Tetration/index.html">http://www.tetration.org/Tetration/index.html</text:a></text:span></text:p>
            <text:p><text:span text:style-name="T21"><text:a xlink:href="http://www.loria.fr/~zimmerma/records/factor.html">http://www.loria.fr/~zimmerma/records/factor.html</text:a></text:span></text:p>
            <text:p><text:span text:style-name="T21"/></text:p>
            <text:p><text:span text:style-name="T21"/></text:p>
            <text:p><text:span text:style-name="T21"/></text:p>
            <text:p><text:span text:style-name="T7"/></text:p>
            <text:p><text:span text:style-name="T30"/></text:p>
            <text:p><text:span text:style-name="T30"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Hurt</meta:initial-creator>
    <meta:creation-date>2015-06-20T17:05:54.991323032</meta:creation-date>
    <dc:date>2015-09-26T16:54:02</dc:date>
    <dc:creator>Frederick Schneider</dc:creator>
    <meta:editing-duration>P4DT9H55M26S</meta:editing-duration>
    <meta:editing-cycles>91</meta:editing-cycles>
    <meta:generator>OpenOffice/4.1.0$Unix OpenOffice.org_project/410m18$Build-9764</meta:generator>
    <meta:document-statistic meta:object-count="256"/>
  </office:meta>
</office:document-meta>
</file>